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BrokerCommand.copyFilteredResourceTo( File outFile , String resource , HashMap &lt; String , String &gt;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reateBrokerComman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BrokerCommand.safeClose( In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eateBrokerCommand.do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reateBrokerCommand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eateBrokerCommand.mkdir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eateBrokerCommand.filter( String line , HashMap &lt; String , String &gt; pro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eateBrokerCommand.safeClose( OutputStream i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